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0.63">
            <text:p>0,63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63">
            <text:p>0,63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.85">
            <text:p>0,85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39">
            <text:p>1,39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46">
            <text:p>2,46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87">
            <text:p>2,8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4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4:43:51.18</meta:creation-date>
    <dc:date>2022-02-13T14:47:31.82</dc:date>
    <meta:editing-duration>PT3M41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